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1e4fe" officeooo:paragraph-rsid="0001e4fe"/>
    </style:style>
    <style:style style:name="P2" style:family="paragraph" style:parent-style-name="Preformatted_20_Text">
      <style:text-properties officeooo:paragraph-rsid="00037124"/>
    </style:style>
    <style:style style:name="P3" style:family="paragraph" style:parent-style-name="Preformatted_20_Text">
      <style:text-properties officeooo:rsid="0004fc4b" officeooo:paragraph-rsid="0004fc4b"/>
    </style:style>
    <style:style style:name="P4" style:family="paragraph" style:parent-style-name="Preformatted_20_Text">
      <style:text-properties officeooo:rsid="00051d28" officeooo:paragraph-rsid="00051d28"/>
    </style:style>
    <style:style style:name="P5" style:family="paragraph" style:parent-style-name="Preformatted_20_Text">
      <style:text-properties fo:color="#000000" style:font-name="DejaVu Sans Mono" officeooo:rsid="00051d28" officeooo:paragraph-rsid="00051d28"/>
    </style:style>
    <style:style style:name="P6" style:family="paragraph" style:parent-style-name="Preformatted_20_Text">
      <style:text-properties fo:color="#000000" officeooo:rsid="00081f7e" officeooo:paragraph-rsid="00081f7e"/>
    </style:style>
    <style:style style:name="P7" style:family="paragraph" style:parent-style-name="Preformatted_20_Text">
      <style:text-properties officeooo:rsid="00081f7e" officeooo:paragraph-rsid="00081f7e"/>
    </style:style>
    <style:style style:name="P8" style:family="paragraph" style:parent-style-name="Preformatted_20_Text">
      <style:paragraph-properties fo:margin-top="0cm" fo:margin-bottom="0.499cm" loext:contextual-spacing="false"/>
      <style:text-properties fo:color="#000000" style:font-name="DejaVu Sans Mono"/>
    </style:style>
    <style:style style:name="P9" style:family="paragraph" style:parent-style-name="Preformatted_20_Text">
      <style:text-properties fo:color="#000000"/>
    </style:style>
    <style:style style:name="P10" style:family="paragraph" style:parent-style-name="Preformatted_20_Text">
      <style:text-properties fo:color="#000000" style:font-name="DejaVu Sans Mono"/>
    </style:style>
    <style:style style:name="T1" style:family="text">
      <style:text-properties officeooo:rsid="00037124"/>
    </style:style>
    <style:style style:name="T2" style:family="text">
      <style:text-properties fo:color="#000080"/>
    </style:style>
    <style:style style:name="T3" style:family="text">
      <style:text-properties fo:color="#000080" fo:font-weight="bold"/>
    </style:style>
    <style:style style:name="T4" style:family="text">
      <style:text-properties fo:color="#000080" fo:font-weight="bold" fo:background-color="#e4e4ff" loext:char-shading-value="0"/>
    </style:style>
    <style:style style:name="T5" style:family="text">
      <style:text-properties fo:color="#000080" style:font-name="DejaVu Sans Mono"/>
    </style:style>
    <style:style style:name="T6" style:family="text">
      <style:text-properties fo:color="#000080" style:font-name="DejaVu Sans Mono" fo:font-weight="bold"/>
    </style:style>
    <style:style style:name="T7" style:family="text">
      <style:text-properties fo:color="#000080" style:font-name="DejaVu Sans Mono" fo:font-weight="bold" fo:background-color="#e4e4ff" loext:char-shading-value="0"/>
    </style:style>
    <style:style style:name="T8" style:family="text">
      <style:text-properties fo:color="#660e7a" style:font-name="DejaVu Sans Mono" fo:font-weight="bold"/>
    </style:style>
    <style:style style:name="T9" style:family="text">
      <style:text-properties fo:color="#660e7a" style:font-name="DejaVu Sans Mono" fo:font-weight="bold" fo:background-color="#3399ff" loext:char-shading-value="0"/>
    </style:style>
    <style:style style:name="T10" style:family="text">
      <style:text-properties fo:color="#660e7a" style:font-name="DejaVu Sans Mono" fo:font-weight="bold" fo:background-color="#3399ff" loext:char-shading-value="0"/>
    </style:style>
    <style:style style:name="T11" style:family="text">
      <style:text-properties fo:color="#660e7a" style:font-name="DejaVu Sans Mono" fo:font-weight="bold" officeooo:rsid="00051d28"/>
    </style:style>
    <style:style style:name="T12" style:family="text">
      <style:text-properties fo:color="#660e7a" style:font-name="DejaVu Sans Mono" fo:font-style="italic" fo:font-weight="bold"/>
    </style:style>
    <style:style style:name="T13" style:family="text">
      <style:text-properties fo:color="#660e7a" style:font-name="DejaVu Sans Mono" fo:font-style="italic" fo:font-weight="bold" officeooo:rsid="00051d28"/>
    </style:style>
    <style:style style:name="T14" style:family="text">
      <style:text-properties fo:color="#0000ff" style:font-name="DejaVu Sans Mono" fo:font-weight="bold"/>
    </style:style>
    <style:style style:name="T15" style:family="text">
      <style:text-properties fo:color="#0000ff" style:font-name="DejaVu Sans Mono" fo:font-weight="bold" fo:background-color="#3399ff" loext:char-shading-value="0"/>
    </style:style>
    <style:style style:name="T16" style:family="text">
      <style:text-properties fo:color="#0000ff" style:font-name="DejaVu Sans Mono" fo:font-weight="bold" fo:background-color="#3399ff" loext:char-shading-value="0"/>
    </style:style>
    <style:style style:name="T17" style:family="text">
      <style:text-properties fo:color="#008000"/>
    </style:style>
    <style:style style:name="T18" style:family="text">
      <style:text-properties fo:color="#008000" style:font-name="DejaVu Sans Mono" fo:font-weight="bold"/>
    </style:style>
    <style:style style:name="T19" style:family="text">
      <style:text-properties fo:color="#008000" style:font-name="DejaVu Sans Mono" fo:font-weight="bold" fo:background-color="#ffff00" loext:char-shading-value="0"/>
    </style:style>
    <style:style style:name="T20" style:family="text">
      <style:text-properties fo:color="#008000" style:font-name="DejaVu Sans Mono" fo:font-weight="bold" fo:background-color="#ffff00" loext:char-shading-value="0"/>
    </style:style>
    <style:style style:name="T21" style:family="text">
      <style:text-properties fo:color="#008000" style:font-name="DejaVu Sans Mono" fo:font-weight="bold" fo:background-color="#3399ff" loext:char-shading-value="0"/>
    </style:style>
    <style:style style:name="T22" style:family="text">
      <style:text-properties fo:color="#008000" style:font-name="DejaVu Sans Mono" fo:font-weight="bold" fo:background-color="#3399ff" loext:char-shading-value="0"/>
    </style:style>
    <style:style style:name="T23" style:family="text">
      <style:text-properties fo:color="#008000" fo:background-color="#3399ff" loext:char-shading-value="0"/>
    </style:style>
    <style:style style:name="T24" style:family="text">
      <style:text-properties fo:color="#008000" fo:background-color="#3399ff" loext:char-shading-value="0"/>
    </style:style>
    <style:style style:name="T25" style:family="text">
      <style:text-properties fo:color="#000000" style:font-name="DejaVu Sans Mono"/>
    </style:style>
    <style:style style:name="T26" style:family="text">
      <style:text-properties fo:color="#000000" style:font-name="DejaVu Sans Mono" officeooo:rsid="00037124"/>
    </style:style>
    <style:style style:name="T27" style:family="text">
      <style:text-properties fo:color="#000000" style:font-name="DejaVu Sans Mono" officeooo:rsid="00051d28"/>
    </style:style>
    <style:style style:name="T28" style:family="text">
      <style:text-properties fo:color="#000000" style:font-name="DejaVu Sans Mono" officeooo:rsid="00081f7e"/>
    </style:style>
    <style:style style:name="T29" style:family="text">
      <style:text-properties style:font-name="DejaVu Sans Mono"/>
    </style:style>
    <style:style style:name="T30" style:family="text">
      <style:text-properties style:font-name="DejaVu Sans Mono" fo:background-color="#ffe4ff" loext:char-shading-value="0"/>
    </style:style>
    <style:style style:name="T31" style:family="text">
      <style:text-properties style:font-name="DejaVu Sans Mono" fo:font-style="italic"/>
    </style:style>
    <style:style style:name="T32" style:family="text">
      <style:text-properties style:font-name="DejaVu Sans Mono" fo:background-color="#e4e4ff" loext:char-shading-value="0"/>
    </style:style>
    <style:style style:name="T33" style:family="text">
      <style:text-properties style:font-name="DejaVu Sans Mono" officeooo:rsid="00051d28"/>
    </style:style>
    <style:style style:name="T34" style:family="text">
      <style:text-properties fo:color="#808000"/>
    </style:style>
    <style:style style:name="T35" style:family="text">
      <style:text-properties fo:color="#808000" style:font-name="DejaVu Sans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vigation view</text:p>
      <text:p text:style-name="P1">Crear un directorio Menu si es que no existe previamente</text:p>
      <text:p text:style-name="P1">Luego crear un menu resource file</text:p>
      <text:p text:style-name="P1">Editar el xml con grupos e items</text:p>
      <text:p text:style-name="P1"/>
      <text:p text:style-name="P2"><text:span text:style-name="T1">si se pone </text:span><text:span text:style-name="T25">&lt;</text:span><text:span text:style-name="T7">group</text:span><text:span text:style-name="T5"> </text:span><text:span text:style-name="T8">android</text:span><text:span text:style-name="T14">:checkableBehavior=</text:span><text:span text:style-name="T18">"single"</text:span><text:span text:style-name="T25">&gt; </text:span><text:span text:style-name="T26">(el checkableBehavior controla el comportamiento del menu</text:span></text:p>
      <text:p text:style-name="P2"><text:span text:style-name="T26"/></text:p>
      <text:p text:style-name="P3"><text:span text:style-name="T26">e</text:span><text:span text:style-name="T25">n el xml del activiti hay que definier el layout como </text:span><text:span text:style-name="T27">DrawerLayuot , </text:span><text:span text:style-name="T28">que tiene que tener un id</text:span></text:p>
      <text:p text:style-name="P4"><text:span text:style-name="T25">ahora me voy a insertar el componente en el xml del activity</text:span></text:p>
      <text:p text:style-name="P4"><text:span text:style-name="T25"/></text:p>
      <text:p text:style-name="P5">&lt;<text:span text:style-name="T4">android</text:span><text:span text:style-name="T3">.support.design.widget.NavigationView</text:span></text:p>
      <text:p text:style-name="P9"><text:span text:style-name="T2"><text:s text:c="4"/></text:span><text:span text:style-name="T8">android</text:span><text:span text:style-name="T14">:id=</text:span><text:span text:style-name="T18">"</text:span><text:span text:style-name="T20">@+id/navigation_view</text:span><text:span text:style-name="T18">"</text:span></text:p>
      <text:p text:style-name="P9"><text:span text:style-name="T17"><text:s text:c="4"/></text:span><text:span text:style-name="T8">android</text:span><text:span text:style-name="T14">:layout_width=</text:span><text:span text:style-name="T18">"wrap_content"</text:span></text:p>
      <text:p text:style-name="P9"><text:span text:style-name="T17"><text:s text:c="4"/></text:span><text:span text:style-name="T8">android</text:span><text:span text:style-name="T14">:layout_height=</text:span><text:span text:style-name="T18">"match_parent"</text:span></text:p>
      <text:p text:style-name="P9"><text:span text:style-name="T17"><text:s text:c="2"/></text:span><text:span text:style-name="T24"><text:s text:c="2"/></text:span><text:span text:style-name="T10">android</text:span><text:span text:style-name="T16">:layout_gravity=</text:span><text:span text:style-name="T22">"start"</text:span></text:p>
      <text:p text:style-name="P9"><text:span text:style-name="T17"><text:s text:c="4"/></text:span><text:span text:style-name="T8">app</text:span><text:span text:style-name="T14">:menu=</text:span><text:span text:style-name="T18">"</text:span><text:span text:style-name="T20">@menu/navigation_view_menu</text:span><text:span text:style-name="T18">"</text:span><text:span text:style-name="T29">&gt;</text:span></text:p>
      <text:p text:style-name="P8">&lt;/<text:span text:style-name="T4">android</text:span><text:span text:style-name="T3">.support.design.widget.NavigationView</text:span>&gt;</text:p>
      <text:p text:style-name="P4"><text:span text:style-name="T25"/></text:p>
      <text:p text:style-name="P6"><text:span text:style-name="T33"><text:s text:c="4"/></text:span><text:span text:style-name="T11">drawerLayout </text:span><text:span text:style-name="T33">= (DrawerLayout) findViewById(R.id.</text:span><text:span text:style-name="T13">miDrawerLayout</text:span><text:span text:style-name="T33">);</text:span></text:p>
      <text:p text:style-name="P9"><text:s text:c="4"/><text:span text:style-name="T30">navigationView</text:span><text:span text:style-name="T29"> = (NavigationView) findViewById(R.id.</text:span><text:span text:style-name="T12">miNavigationView</text:span><text:span text:style-name="T29">);</text:span></text:p>
      <text:p text:style-name="P9"><text:s text:c="4"/><text:span text:style-name="T32">navigationView</text:span><text:span text:style-name="T29">.setNavigationItemSelectedListener(</text:span><text:span text:style-name="T6">new </text:span><text:span text:style-name="T29">ListenerMenu());</text:span></text:p>
      <text:p text:style-name="P10">}</text:p>
      <text:p text:style-name="P10"><text:span text:style-name="T3">private class </text:span>ListenerMenu <text:span text:style-name="T3">implements <text:s/></text:span>NavigationView.OnNavigationItemSelectedListener{</text:p>
      <text:p text:style-name="P9"><text:s text:c="4"/><text:span text:style-name="T35">@Override</text:span></text:p>
      <text:p text:style-name="P9"><text:span text:style-name="T34"><text:s text:c="4"/></text:span><text:span text:style-name="T6">public boolean </text:span><text:span text:style-name="T29">onNavigationItemSelected(</text:span><text:span text:style-name="T35">@NonNull </text:span><text:span text:style-name="T29">MenuItem item) {</text:span></text:p>
      <text:p text:style-name="P9"><text:s text:c="8"/><text:span text:style-name="T29">Integer itemSelected = item.getItemId() <text:s/>;</text:span></text:p>
      <text:p text:style-name="P9"><text:s text:c="8"/><text:span text:style-name="T6">switch </text:span><text:span text:style-name="T29">(itemSelected){</text:span></text:p>
      <text:p text:style-name="P9"><text:s text:c="12"/><text:span text:style-name="T6">case </text:span><text:span text:style-name="T29">R.id.</text:span><text:span text:style-name="T12">item1 </text:span><text:span text:style-name="T29">:</text:span></text:p>
      <text:p text:style-name="P9"><text:s text:c="12"/><text:span text:style-name="T29">Toast.</text:span><text:span text:style-name="T31">makeText</text:span><text:span text:style-name="T29">(getApplicationContext(), item.getTitle() ,Toast.</text:span><text:span text:style-name="T12">LENGTH_SHORT</text:span><text:span text:style-name="T29">).show();</text:span></text:p>
      <text:p text:style-name="P9"><text:s text:c="12"/><text:span text:style-name="T6">break</text:span><text:span text:style-name="T29">;</text:span></text:p>
      <text:p text:style-name="P9"><text:s text:c="12"/><text:span text:style-name="T6">case </text:span><text:span text:style-name="T29">R.id.</text:span><text:span text:style-name="T12">item2 </text:span><text:span text:style-name="T29">:</text:span></text:p>
      <text:p text:style-name="P9"><text:s text:c="16"/><text:span text:style-name="T29">Toast.</text:span><text:span text:style-name="T31">makeText</text:span><text:span text:style-name="T29">(getApplicationContext(), item.getTitle() ,Toast.</text:span><text:span text:style-name="T12">LENGTH_SHORT</text:span><text:span text:style-name="T29">).show();</text:span></text:p>
      <text:p text:style-name="P9"><text:s text:c="16"/><text:span text:style-name="T6">break</text:span><text:span text:style-name="T29">;</text:span></text:p>
      <text:p text:style-name="P9"><text:s text:c="12"/><text:span text:style-name="T6">default</text:span><text:span text:style-name="T29">:</text:span></text:p>
      <text:p text:style-name="P9"><text:s text:c="12"/><text:span text:style-name="T29">Toast.</text:span><text:span text:style-name="T31">makeText</text:span><text:span text:style-name="T29">(getApplicationContext(), </text:span><text:span text:style-name="T18">"Este mensaje no debiera aparecer, consultar programador" </text:span><text:span text:style-name="T29">,Toast.</text:span><text:span text:style-name="T12">LENGTH_SHORT</text:span><text:span text:style-name="T29">).show();</text:span></text:p>
      <text:p text:style-name="P9"><text:s text:c="8"/><text:span text:style-name="T29">}</text:span></text:p>
      <text:p text:style-name="P9"><text:s text:c="8"/><text:span text:style-name="T6">return false</text:span><text:span text:style-name="T29">;</text:span></text:p>
      <text:p text:style-name="P9"><text:s text:c="4"/><text:span text:style-name="T29">}</text:span></text:p>
      <text:p text:style-name="P8">}</text:p>
      <text:p text:style-name="P7"><text:span text:style-name="T2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6T21:51:45.552512220</dc:date>
    <meta:editing-duration>PT31M4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5" meta:word-count="134" meta:character-count="1639" meta:non-whitespace-character-count="1358"/>
  </office:meta>
</office:document-meta>
</file>